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307a" officeooo:paragraph-rsid="0010307a"/>
    </style:style>
    <style:style style:name="P2" style:family="paragraph" style:parent-style-name="Standard">
      <style:text-properties fo:language="en" fo:country="US" officeooo:rsid="0011f96f" officeooo:paragraph-rsid="0011f96f"/>
    </style:style>
    <style:style style:name="P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language="en" fo:country="US" officeooo:rsid="0010307a" officeooo:paragraph-rsid="0010307a"/>
    </style:style>
    <style:style style:name="P4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language="en" fo:country="US" officeooo:rsid="0010307a" officeooo:paragraph-rsid="0010307a"/>
    </style:style>
    <style:style style:name="P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language="en" fo:country="US" officeooo:rsid="003ede6e" officeooo:paragraph-rsid="003ede6e"/>
    </style:style>
    <style:style style:name="P6" style:family="paragraph" style:parent-style-name="Standard">
      <style:text-properties fo:language="en" fo:country="US" officeooo:rsid="0010307a" officeooo:paragraph-rsid="003d328c"/>
    </style:style>
    <style:style style:name="P7" style:family="paragraph" style:parent-style-name="Standard">
      <style:text-properties fo:language="en" fo:country="US" officeooo:rsid="003b4612" officeooo:paragraph-rsid="003b4612"/>
    </style:style>
    <style:style style:name="P8" style:family="paragraph" style:parent-style-name="Standard">
      <style:text-properties fo:language="en" fo:country="US" officeooo:rsid="0010307a" officeooo:paragraph-rsid="0039a418"/>
    </style:style>
    <style:style style:name="P9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10307a"/>
    </style:style>
    <style:style style:name="P10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31b71c"/>
    </style:style>
    <style:style style:name="P11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2524b5"/>
    </style:style>
    <style:style style:name="P12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10307a" officeooo:paragraph-rsid="002524b5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2524b5" officeooo:paragraph-rsid="002524b5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2524b5" officeooo:paragraph-rsid="0027fe40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70a21" officeooo:paragraph-rsid="0029a567"/>
    </style:style>
    <style:style style:name="P16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170a21" officeooo:paragraph-rsid="0029a567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449909" officeooo:paragraph-rsid="00449909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bold" officeooo:rsid="004b23e6" officeooo:paragraph-rsid="004b23e6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4b23e6" officeooo:paragraph-rsid="004b23e6"/>
    </style:style>
    <style:style style:name="P20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4b23e6" officeooo:paragraph-rsid="004b23e6" style:font-weight-asian="normal" style:font-weight-complex="normal"/>
    </style:style>
    <style:style style:name="P21" style:family="paragraph" style:parent-style-name="Standard">
      <style:text-properties fo:language="en" fo:country="US" officeooo:rsid="00198d75" officeooo:paragraph-rsid="00332599"/>
    </style:style>
    <style:style style:name="P22" style:family="paragraph" style:parent-style-name="Standard">
      <style:text-properties fo:language="en" fo:country="US" officeooo:rsid="00332599" officeooo:paragraph-rsid="00332599"/>
    </style:style>
    <style:style style:name="P23" style:family="paragraph" style:parent-style-name="Standard">
      <style:text-properties fo:language="en" fo:country="US" officeooo:rsid="00198d75" officeooo:paragraph-rsid="0034be8c"/>
    </style:style>
    <style:style style:name="P24" style:family="paragraph" style:parent-style-name="Standard">
      <style:text-properties fo:language="en" fo:country="US" officeooo:rsid="00332599" officeooo:paragraph-rsid="0034be8c"/>
    </style:style>
    <style:style style:name="P25" style:family="paragraph" style:parent-style-name="Standard">
      <style:text-properties fo:language="en" fo:country="US" officeooo:rsid="003647de" officeooo:paragraph-rsid="0039a248"/>
    </style:style>
    <style:style style:name="P26" style:family="paragraph" style:parent-style-name="Text_20_body">
      <style:text-properties officeooo:rsid="003647de" officeooo:paragraph-rsid="003647de"/>
    </style:style>
    <style:style style:name="P27" style:family="paragraph" style:parent-style-name="Text_20_body">
      <style:text-properties officeooo:paragraph-rsid="003647de"/>
    </style:style>
    <style:style style:name="P28" style:family="paragraph" style:parent-style-name="Standard">
      <style:text-properties fo:language="en" fo:country="US" officeooo:rsid="0010307a" officeooo:paragraph-rsid="0050d2fb"/>
    </style:style>
    <style:style style:name="P29" style:family="paragraph" style:parent-style-name="Standard">
      <style:text-properties fo:language="en" fo:country="US" officeooo:rsid="0010307a" officeooo:paragraph-rsid="00240481"/>
    </style:style>
    <style:style style:name="P30" style:family="paragraph" style:parent-style-name="Standard">
      <style:text-properties fo:language="en" fo:country="US" officeooo:rsid="0010307a" officeooo:paragraph-rsid="0011f96f"/>
    </style:style>
    <style:style style:name="P31" style:family="paragraph" style:parent-style-name="Standard">
      <style:text-properties fo:language="en" fo:country="US" officeooo:rsid="0010307a" officeooo:paragraph-rsid="0015429e"/>
    </style:style>
    <style:style style:name="P32" style:family="paragraph" style:parent-style-name="Standard">
      <style:text-properties fo:language="en" fo:country="US" officeooo:rsid="0010307a" officeooo:paragraph-rsid="00272435"/>
    </style:style>
    <style:style style:name="P33" style:family="paragraph" style:parent-style-name="Standard">
      <style:text-properties fo:language="en" fo:country="US" officeooo:rsid="0010307a" officeooo:paragraph-rsid="00244605"/>
    </style:style>
    <style:style style:name="P34" style:family="paragraph" style:parent-style-name="Standard">
      <style:text-properties fo:language="en" fo:country="US" officeooo:rsid="0010307a" officeooo:paragraph-rsid="0027fe40"/>
    </style:style>
    <style:style style:name="P35" style:family="paragraph" style:parent-style-name="Standard">
      <style:text-properties fo:language="en" fo:country="US" officeooo:rsid="00170a21" officeooo:paragraph-rsid="002d172a"/>
    </style:style>
    <style:style style:name="P36" style:family="paragraph" style:parent-style-name="Standard">
      <style:text-properties fo:language="en" fo:country="US" officeooo:rsid="00170a21" officeooo:paragraph-rsid="00170a21"/>
    </style:style>
    <style:style style:name="P37" style:family="paragraph" style:parent-style-name="Standard">
      <style:text-properties fo:language="en" fo:country="US" officeooo:rsid="0040c8ed" officeooo:paragraph-rsid="004106e1"/>
    </style:style>
    <style:style style:name="P38" style:family="paragraph" style:parent-style-name="Standard">
      <style:text-properties fo:language="en" fo:country="US" officeooo:rsid="0010307a" officeooo:paragraph-rsid="004245d1"/>
    </style:style>
    <style:style style:name="P39" style:family="paragraph" style:parent-style-name="Standard">
      <style:text-properties fo:language="en" fo:country="US" officeooo:rsid="0042fb33" officeooo:paragraph-rsid="0042fb33"/>
    </style:style>
    <style:style style:name="P40" style:family="paragraph" style:parent-style-name="Standard">
      <style:text-properties fo:language="en" fo:country="US" officeooo:rsid="0042fb33" officeooo:paragraph-rsid="0043de67"/>
    </style:style>
    <style:style style:name="P41" style:family="paragraph" style:parent-style-name="Standard">
      <style:text-properties fo:language="en" fo:country="US" officeooo:rsid="0042fb33" officeooo:paragraph-rsid="0043d3f1"/>
    </style:style>
    <style:style style:name="P42" style:family="paragraph" style:parent-style-name="Standard">
      <style:text-properties fo:language="en" fo:country="US" officeooo:rsid="0010307a" officeooo:paragraph-rsid="002f8361"/>
    </style:style>
    <style:style style:name="P43" style:family="paragraph" style:parent-style-name="Standard">
      <style:text-properties fo:color="#c9211e" loext:opacity="100%" fo:language="en" fo:country="US" officeooo:rsid="00170a21" officeooo:paragraph-rsid="002f8361"/>
    </style:style>
    <style:style style:name="P44" style:family="paragraph" style:parent-style-name="Standard">
      <style:text-properties fo:language="en" fo:country="US" officeooo:rsid="00170fd4" officeooo:paragraph-rsid="00170fd4"/>
    </style:style>
    <style:style style:name="P45" style:family="paragraph" style:parent-style-name="Standard">
      <style:text-properties fo:language="en" fo:country="US" officeooo:rsid="0018a825" officeooo:paragraph-rsid="0018a825"/>
    </style:style>
    <style:style style:name="P46" style:family="paragraph" style:parent-style-name="Standard">
      <style:text-properties fo:language="en" fo:country="US" officeooo:rsid="002fed0a" officeooo:paragraph-rsid="002fed0a"/>
    </style:style>
    <style:style style:name="P47" style:family="paragraph" style:parent-style-name="Standard">
      <style:text-properties fo:language="en" fo:country="US" officeooo:rsid="0010307a" officeooo:paragraph-rsid="0050eff9"/>
    </style:style>
    <style:style style:name="P48" style:family="paragraph" style:parent-style-name="Standard">
      <style:text-properties fo:language="en" fo:country="US" officeooo:rsid="0010307a" officeooo:paragraph-rsid="00526b56"/>
    </style:style>
    <style:style style:name="P49" style:family="paragraph" style:parent-style-name="Standard">
      <style:text-properties fo:language="en" fo:country="US" fo:font-weight="normal" officeooo:rsid="00526b56" officeooo:paragraph-rsid="0052fc7b" style:font-weight-asian="normal" style:font-weight-complex="normal"/>
    </style:style>
    <style:style style:name="P50" style:family="paragraph" style:parent-style-name="Standard">
      <style:text-properties fo:language="en" fo:country="US" officeooo:rsid="00526b56" officeooo:paragraph-rsid="0052fc7b"/>
    </style:style>
    <style:style style:name="P51" style:family="paragraph" style:parent-style-name="Standard">
      <style:text-properties fo:language="en" fo:country="US" officeooo:rsid="0052fc7b" officeooo:paragraph-rsid="0052fc7b"/>
    </style:style>
    <style:style style:name="P52" style:family="paragraph" style:parent-style-name="Standard">
      <style:text-properties fo:language="en" fo:country="US" officeooo:rsid="00526b56" officeooo:paragraph-rsid="00546259"/>
    </style:style>
    <style:style style:name="P53" style:family="paragraph" style:parent-style-name="Standard">
      <style:text-properties fo:language="en" fo:country="US" officeooo:rsid="00526b56" officeooo:paragraph-rsid="0055b895"/>
    </style:style>
    <style:style style:name="P54" style:family="paragraph" style:parent-style-name="Standard">
      <style:text-properties fo:language="en" fo:country="US" officeooo:rsid="00546259" officeooo:paragraph-rsid="0055b895"/>
    </style:style>
    <style:style style:name="P55" style:family="paragraph" style:parent-style-name="Standard">
      <style:text-properties fo:language="en" fo:country="US" officeooo:rsid="005485da" officeooo:paragraph-rsid="005485da"/>
    </style:style>
    <style:style style:name="P56" style:family="paragraph" style:parent-style-name="Standard">
      <style:text-properties fo:language="en" fo:country="US" officeooo:rsid="00526b56" officeooo:paragraph-rsid="005485da"/>
    </style:style>
    <style:style style:name="P57" style:family="paragraph" style:parent-style-name="Standard">
      <style:text-properties fo:language="en" fo:country="US" fo:font-weight="bold" officeooo:rsid="005485da" officeooo:paragraph-rsid="005485da" style:font-weight-asian="bold" style:font-weight-complex="bold"/>
    </style:style>
    <style:style style:name="P58" style:family="paragraph" style:parent-style-name="Standard">
      <style:text-properties fo:language="en" fo:country="US" officeooo:rsid="0010307a" officeooo:paragraph-rsid="0055b895"/>
    </style:style>
    <style:style style:name="P59" style:family="paragraph" style:parent-style-name="Standard">
      <style:text-properties fo:language="en" fo:country="US" officeooo:rsid="0055b895" officeooo:paragraph-rsid="0055b895"/>
    </style:style>
    <style:style style:name="P60" style:family="paragraph" style:parent-style-name="Text_20_body">
      <style:text-properties officeooo:rsid="005697b3" officeooo:paragraph-rsid="005697b3"/>
    </style:style>
    <style:style style:name="T1" style:family="text">
      <style:text-properties officeooo:rsid="0013b7ee"/>
    </style:style>
    <style:style style:name="T2" style:family="text">
      <style:text-properties officeooo:rsid="003ede6e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officeooo:rsid="0010307a"/>
    </style:style>
    <style:style style:name="T5" style:family="text">
      <style:text-properties officeooo:rsid="003b4612"/>
    </style:style>
    <style:style style:name="T6" style:family="text">
      <style:text-properties officeooo:rsid="00468d45"/>
    </style:style>
    <style:style style:name="T7" style:family="text">
      <style:text-properties officeooo:rsid="00486d2e"/>
    </style:style>
    <style:style style:name="T8" style:family="text">
      <style:text-properties officeooo:rsid="0049f129"/>
    </style:style>
    <style:style style:name="T9" style:family="text">
      <style:text-properties fo:font-weight="bold" officeooo:rsid="0049f129" style:font-weight-asian="bold" style:font-weight-complex="bold"/>
    </style:style>
    <style:style style:name="T10" style:family="text">
      <style:text-properties officeooo:rsid="00203730"/>
    </style:style>
    <style:style style:name="T11" style:family="text">
      <style:text-properties officeooo:rsid="00222e48"/>
    </style:style>
    <style:style style:name="T12" style:family="text">
      <style:text-properties officeooo:rsid="0031b71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1b71c" style:font-weight-asian="normal" style:font-weight-complex="normal"/>
    </style:style>
    <style:style style:name="T15" style:family="text">
      <style:text-properties fo:font-weight="bold" officeooo:rsid="0031b71c" style:font-weight-asian="bold" style:font-weight-complex="bold"/>
    </style:style>
    <style:style style:name="T16" style:family="text">
      <style:text-properties fo:font-weight="normal" officeooo:rsid="00244605" style:font-weight-asian="normal" style:font-weight-complex="normal"/>
    </style:style>
    <style:style style:name="T17" style:family="text">
      <style:text-properties fo:font-weight="normal" officeooo:rsid="002524b5" style:font-weight-asian="normal" style:font-weight-complex="normal"/>
    </style:style>
    <style:style style:name="T18" style:family="text">
      <style:text-properties officeooo:rsid="002524b5"/>
    </style:style>
    <style:style style:name="T19" style:family="text">
      <style:text-properties fo:font-weight="bold" officeooo:rsid="002524b5" style:font-weight-asian="bold" style:font-weight-complex="bold"/>
    </style:style>
    <style:style style:name="T20" style:family="text">
      <style:text-properties officeooo:rsid="002593b1"/>
    </style:style>
    <style:style style:name="T21" style:family="text">
      <style:text-properties fo:font-weight="bold" officeooo:rsid="002593b1" style:font-weight-asian="bold" style:font-weight-complex="bold"/>
    </style:style>
    <style:style style:name="T22" style:family="text">
      <style:text-properties officeooo:rsid="0027fe4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f8361"/>
    </style:style>
    <style:style style:name="T25" style:family="text">
      <style:text-properties fo:font-weight="bold" officeooo:rsid="002f8361" style:font-weight-asian="bold" style:font-weight-complex="bold"/>
    </style:style>
    <style:style style:name="T26" style:family="text">
      <style:text-properties officeooo:rsid="0029a567"/>
    </style:style>
    <style:style style:name="T27" style:family="text">
      <style:text-properties fo:font-weight="bold" officeooo:rsid="002abc6f" style:font-weight-asian="bold" style:font-weight-complex="bold"/>
    </style:style>
    <style:style style:name="T28" style:family="text">
      <style:text-properties officeooo:rsid="002abc6f"/>
    </style:style>
    <style:style style:name="T29" style:family="text">
      <style:text-properties officeooo:rsid="002d172a"/>
    </style:style>
    <style:style style:name="T30" style:family="text">
      <style:text-properties officeooo:rsid="002da7be"/>
    </style:style>
    <style:style style:name="T31" style:family="text">
      <style:text-properties officeooo:rsid="004be468"/>
    </style:style>
    <style:style style:name="T32" style:family="text">
      <style:text-properties fo:font-weight="bold" officeooo:rsid="00468d45" style:font-weight-asian="bold" style:font-weight-complex="bold"/>
    </style:style>
    <style:style style:name="T33" style:family="text">
      <style:text-properties officeooo:rsid="00332599"/>
    </style:style>
    <style:style style:name="T34" style:family="text">
      <style:text-properties fo:font-weight="bold" officeooo:rsid="00332599" style:font-weight-asian="bold" style:font-weight-complex="bold"/>
    </style:style>
    <style:style style:name="T35" style:family="text">
      <style:text-properties officeooo:rsid="0034be8c"/>
    </style:style>
    <style:style style:name="T36" style:family="text">
      <style:text-properties officeooo:rsid="0039a248"/>
    </style:style>
    <style:style style:name="T37" style:family="text">
      <style:text-properties officeooo:rsid="0037edd0"/>
    </style:style>
    <style:style style:name="T38" style:family="text">
      <style:text-properties officeooo:rsid="0011f96f"/>
    </style:style>
    <style:style style:name="T39" style:family="text">
      <style:text-properties style:use-window-font-color="true" loext:opacity="0%" fo:font-weight="bold" style:font-weight-asian="bold" style:font-weight-complex="bold"/>
    </style:style>
    <style:style style:name="T40" style:family="text">
      <style:text-properties style:use-window-font-color="true" loext:opacity="0%" fo:font-weight="normal" officeooo:rsid="0050d2fb" style:font-weight-asian="normal" style:font-weight-complex="normal"/>
    </style:style>
    <style:style style:name="T41" style:family="text">
      <style:text-properties style:use-window-font-color="true" loext:opacity="0%" fo:font-weight="normal" style:font-weight-asian="normal" style:font-weight-complex="normal"/>
    </style:style>
    <style:style style:name="T42" style:family="text">
      <style:text-properties officeooo:rsid="001e39c4"/>
    </style:style>
    <style:style style:name="T43" style:family="text">
      <style:text-properties officeooo:rsid="0020423b"/>
    </style:style>
    <style:style style:name="T44" style:family="text">
      <style:text-properties officeooo:rsid="00233b29"/>
    </style:style>
    <style:style style:name="T45" style:family="text">
      <style:text-properties officeooo:rsid="0015429e"/>
    </style:style>
    <style:style style:name="T46" style:family="text">
      <style:text-properties officeooo:rsid="00272435"/>
    </style:style>
    <style:style style:name="T47" style:family="text">
      <style:text-properties officeooo:rsid="0026ac0d"/>
    </style:style>
    <style:style style:name="T48" style:family="text">
      <style:text-properties fo:font-weight="bold" officeooo:rsid="00244605" style:font-weight-asian="bold" style:font-weight-complex="bold"/>
    </style:style>
    <style:style style:name="T49" style:family="text">
      <style:text-properties officeooo:rsid="00244605"/>
    </style:style>
    <style:style style:name="T50" style:family="text">
      <style:text-properties fo:font-weight="normal" officeooo:rsid="0027fe40" style:font-weight-asian="normal" style:font-weight-complex="normal"/>
    </style:style>
    <style:style style:name="T51" style:family="text">
      <style:text-properties fo:language="uk" fo:country="UA" officeooo:rsid="002b946a"/>
    </style:style>
    <style:style style:name="T52" style:family="text">
      <style:text-properties officeooo:rsid="002b946a"/>
    </style:style>
    <style:style style:name="T53" style:family="text">
      <style:text-properties officeooo:rsid="001a084b"/>
    </style:style>
    <style:style style:name="T54" style:family="text">
      <style:text-properties officeooo:rsid="004d86a5"/>
    </style:style>
    <style:style style:name="T55" style:family="text">
      <style:text-properties officeooo:rsid="004106e1"/>
    </style:style>
    <style:style style:name="T56" style:family="text">
      <style:text-properties fo:font-weight="bold" officeooo:rsid="004106e1" style:font-weight-asian="bold" style:font-weight-complex="bold"/>
    </style:style>
    <style:style style:name="T57" style:family="text">
      <style:text-properties fo:font-weight="bold" officeooo:rsid="004245d1" style:font-weight-asian="bold" style:font-weight-complex="bold"/>
    </style:style>
    <style:style style:name="T58" style:family="text">
      <style:text-properties officeooo:rsid="004245d1"/>
    </style:style>
    <style:style style:name="T59" style:family="text">
      <style:text-properties officeooo:rsid="0043d3f1"/>
    </style:style>
    <style:style style:name="T60" style:family="text">
      <style:text-properties officeooo:rsid="0043de67"/>
    </style:style>
    <style:style style:name="T61" style:family="text">
      <style:text-properties fo:font-weight="bold" officeooo:rsid="0043de67" style:font-weight-asian="bold" style:font-weight-complex="bold"/>
    </style:style>
    <style:style style:name="T62" style:family="text">
      <style:text-properties fo:font-weight="bold" officeooo:rsid="0043d3f1" style:font-weight-asian="bold" style:font-weight-complex="bold"/>
    </style:style>
    <style:style style:name="T63" style:family="text">
      <style:text-properties officeooo:rsid="0018fdc5"/>
    </style:style>
    <style:style style:name="T64" style:family="text">
      <style:text-properties officeooo:rsid="001c0210"/>
    </style:style>
    <style:style style:name="T65" style:family="text">
      <style:text-properties officeooo:rsid="001ca9f0"/>
    </style:style>
    <style:style style:name="T66" style:family="text">
      <style:text-properties officeooo:rsid="005a1868"/>
    </style:style>
    <style:style style:name="T67" style:family="text">
      <style:text-properties officeooo:rsid="002fed0a"/>
    </style:style>
    <style:style style:name="T68" style:family="text">
      <style:text-properties officeooo:rsid="005485da"/>
    </style:style>
    <style:style style:name="T69" style:family="text">
      <style:text-properties officeooo:rsid="004c6618"/>
    </style:style>
    <style:style style:name="T70" style:family="text">
      <style:text-properties officeooo:rsid="0050eff9"/>
    </style:style>
    <style:style style:name="T71" style:family="text">
      <style:text-properties fo:font-weight="bold" officeooo:rsid="0050eff9" style:font-weight-asian="bold" style:font-weight-complex="bold"/>
    </style:style>
    <style:style style:name="T72" style:family="text">
      <style:text-properties officeooo:rsid="004e9ed0"/>
    </style:style>
    <style:style style:name="T73" style:family="text">
      <style:text-properties officeooo:rsid="00526b56"/>
    </style:style>
    <style:style style:name="T74" style:family="text">
      <style:text-properties fo:font-weight="bold" officeooo:rsid="00526b56" style:font-weight-asian="bold" style:font-weight-complex="bold"/>
    </style:style>
    <style:style style:name="T75" style:family="text">
      <style:text-properties officeooo:rsid="0052fc7b"/>
    </style:style>
    <style:style style:name="T76" style:family="text">
      <style:text-properties fo:color="#c9211e" loext:opacity="100%" fo:font-weight="bold" officeooo:rsid="0052fc7b" style:font-weight-asian="bold" style:font-weight-complex="bold"/>
    </style:style>
    <style:style style:name="T77" style:family="text">
      <style:text-properties officeooo:rsid="00546259"/>
    </style:style>
    <style:style style:name="T78" style:family="text">
      <style:text-properties fo:font-weight="bold" officeooo:rsid="00546259" style:font-weight-asian="bold" style:font-weight-complex="bold"/>
    </style:style>
    <style:style style:name="T79" style:family="text">
      <style:text-properties officeooo:rsid="0055b895"/>
    </style:style>
    <style:style style:name="T80" style:family="text">
      <style:text-properties fo:font-weight="bold" officeooo:rsid="005485da" style:font-weight-asian="bold" style:font-weight-complex="bold"/>
    </style:style>
    <style:style style:name="T81" style:family="text">
      <style:text-properties fo:font-weight="normal" officeooo:rsid="005485da" style:font-weight-asian="normal" style:font-weight-complex="normal"/>
    </style:style>
    <style:style style:name="T82" style:family="text">
      <style:text-properties fo:font-weight="normal" officeooo:rsid="0055b895" style:font-weight-asian="normal" style:font-weight-complex="normal"/>
    </style:style>
    <style:style style:name="T83" style:family="text">
      <style:text-properties fo:color="#c9211e" loext:opacity="100%" fo:font-weight="bold" officeooo:rsid="005485d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ake_minimum_required(VERSION 3.10)</text:p>
      <text:p text:style-name="P1">Version may be a range: VERSION 3.1...3.15</text:p>
      <text:p text:style-name="P1"/>
      <text:p text:style-name="P1">project(MyProject VERSION 1.0</text:p>
      <text:p text:style-name="P1"><text:s text:c="18"/>DESCRIPTION "Very nice project"</text:p>
      <text:p text:style-name="P1"><text:s text:c="18"/>LANGUAGES CXX)</text:p>
      <text:p text:style-name="P2">This also creates vars. MyProject_VERSION and PROJECT_VERSION. PROJECT_NAME <text:span text:style-name="T1">will be set “MyProject”. </text:span><text:span text:style-name="T2">Mandatory is only 1-st arg.(MyProject).</text:span></text:p>
      <text:p text:style-name="P1"/>
      <text:h text:style-name="Heading_20_1" text:outline-level="1">Local variables</text:h>
      <text:p text:style-name="P3">set(VAR_NAME “value”) – defining local variables</text:p>
      <text:p text:style-name="P4">option(VAR_NAME “ON”) – defining boolean local var.</text:p>
      <text:p text:style-name="P5">${VAR_NAME} or <text:span text:style-name="T3">“</text:span>${VAR_NAME}<text:span text:style-name="T3">”</text:span>– getting value. “” are not mandatory, but VAR_NAME should NOT contain spaces. So “” ensure that everything will work even with spaces</text:p>
      <text:p text:style-name="P4">set(ENV{variable_name} value) and get $ENV{variable_name} – accessing environment variables</text:p>
      <text:p text:style-name="P1"/>
      <text:h text:style-name="Heading_20_1" text:outline-level="1">Properties</text:h>
      <text:p text:style-name="P1">Similar to local vars., but are “attached” to some target.</text:p>
      <text:p text:style-name="P1">Many target properties are initialized from a matching variable with CMAKE_???</text:p>
      <text:p text:style-name="P1"/>
      <text:p text:style-name="P6">set_target_properties(TargetName PROPERTIES CXX_STANDARD 11)</text:p>
      <text:p text:style-name="P1">set_property(TARGET TargetName PROPERTY CXX_STANDARD 11)</text:p>
      <text:p text:style-name="P1"/>
      <text:p text:style-name="P7">get_target_property(<text:span text:style-name="T4">ResultVariable TargetName </text:span>PropertyName)</text:p>
      <text:p text:style-name="P8">get_property(ResultVariable TARGET TargetName PROPERTY <text:span text:style-name="T5">PropertyName</text:span>)</text:p>
      <text:p text:style-name="P1"/>
      <text:h text:style-name="Heading_20_1" text:outline-level="1">Useful local vars. and props.</text:h>
      <text:p text:style-name="P9">CMAKE_SYSTEM_NAME – <text:span text:style-name="T6">For what OS to build: Generic</text:span><text:span text:style-name="T7">(unknown, embedded system)/Linux/Android/Windows. </text:span><text:span text:style-name="T8">By default is set to CMAKE_HOST_SYSTEM_NAME. </text:span><text:span text:style-name="T9">Read manual if use cmake from MSYS2 or Cygwin.</text:span></text:p>
      <text:p text:style-name="P9">PROJECT_BINARY_DIR – <text:span text:style-name="T10">path to build dir.</text:span></text:p>
      <text:p text:style-name="P9">CMAKE_SOURCE_DIR – <text:span text:style-name="T11">path from where top-most CMakeLists was “invoked”</text:span></text:p>
      <text:p text:style-name="P9">CMAKE_CURRENT_SOURCE_DIR – <text:span text:style-name="T11">where cmake is currently working; useful when added sub directory(with own CMakeLists)</text:span></text:p>
      <text:p text:style-name="P10">INCLUDE_DIRECTORIES, INTERFACE_INCLUDE_DIRECTORIES - ;-<text:span text:style-name="T12">separated lists of target’s inc. dirs. May be populated by </text:span><text:span text:style-name="T13">target_include_directories</text:span><text:span text:style-name="T14">(..)</text:span><text:span text:style-name="T15"> (see below)</text:span></text:p>
      <text:p text:style-name="P10"><text:span text:style-name="T15"/></text:p>
      <text:p text:style-name="P11"><text:span text:style-name="T16">STATIC_LIBRARY_OPTIONS - ;-</text:span><text:span text:style-name="T17">separate list of linker options for STATIC library</text:span></text:p>
      <text:p text:style-name="P12">INTERFACE_LINK_OPTIONS – <text:span text:style-name="T18">public link-options required for a library, may be populated by target_link_options(…) - </text:span><text:span text:style-name="T19">see below</text:span><text:span text:style-name="T18">. Not for STATIC libraries.</text:span></text:p>
      <text:p text:style-name="P13">LINK_OPTIONS – <text:span text:style-name="T20">link options for executable or shared lib. Not for static library. </text:span><text:span text:style-name="T21">See</text:span><text:span text:style-name="T20"> target_link_option(..) </text:span><text:span text:style-name="T21">below</text:span><text:span text:style-name="T20">.</text:span></text:p>
      <text:p text:style-name="P14"/>
      <text:p text:style-name="P14"><text:soft-page-break/>INTERFACE_COMPILE_DEFINITIONS, COMPILE_DEFINITIONS – <text:span text:style-name="T22">similar to above, list of defines (like #define x in code).</text:span></text:p>
      <text:p text:style-name="P14">INTERFACE_LINK_DIRECTORIES, LINK_DIRECTORIES – <text:span text:style-name="T22">similar to above, list of paths where to search libraries.</text:span></text:p>
      <text:p text:style-name="P14"><text:span text:style-name="T23">CMAKE_PREFIX_PATH</text:span> – <text:span text:style-name="T24">path where find_package(), find_program(), find_library(), find_file(), and find_path() will search artifacts(</text:span><text:span text:style-name="T25">every may append <text:s/>bin, lib, include etc.</text:span><text:span text:style-name="T24">).</text:span></text:p>
      <text:p text:style-name="P15"><text:span text:style-name="T26">CMAKE_LIBRARY_PATH – ;-separate list of paths where find_library(…) should search library. </text:span><text:span text:style-name="T27">Should be set by project</text:span><text:span text:style-name="T28">.</text:span></text:p>
      <text:p text:style-name="P15">CMAKE_SYSTEM_LIBRARY_PATH – ;-<text:span text:style-name="T28">separate list of platform specific paths where find_library(...) should search library. </text:span><text:span text:style-name="T27">Do not modify it in project. </text:span></text:p>
      <text:p text:style-name="P16"><text:span text:style-name="T28">DEBUG_CONFIGURATIONS - ;-</text:span><text:span text:style-name="T29">separate list of configuration names which should be treated as debug configs. </text:span><text:span text:style-name="T30">Used by target_link_libraries().</text:span></text:p>
      <text:p text:style-name="P17"/>
      <text:h text:style-name="Heading_20_1" text:outline-level="1">Local vars. to define toolchain</text:h>
      <text:p text:style-name="P18">Put before project()</text:p>
      <text:p text:style-name="P17">set(CMAKE_C_COMPILER arm-none-eabi-gcc)</text:p>
      <text:p text:style-name="P17">set(CMAKE_CXX_COMPILER arm-none-eabi-g++)</text:p>
      <text:p text:style-name="P17">set(CMAKE_ASM_COMPILER <text:s/>arm-none-eabi-gcc)</text:p>
      <text:p text:style-name="P17">set(CMAKE_AR arm-none-eabi-ar)</text:p>
      <text:p text:style-name="P17">set(CMAKE_OBJCOPY arm-none-eabi-objcopy)</text:p>
      <text:p text:style-name="P17">set(CMAKE_OBJDUMP arm-none-eabi-objdump)</text:p>
      <text:p text:style-name="P17">set(<text:span text:style-name="T31">CMAKE_</text:span>SIZE arm-none-eabi-size)</text:p>
      <text:p text:style-name="P17">set(CMAKE_TRY_COMPILE_TARGET_TYPE <text:span text:style-name="T23">STATIC_LIBRARY</text:span>) – <text:span text:style-name="T32">important for cross-compilation</text:span></text:p>
      <text:p text:style-name="P19"><text:span text:style-name="T27">P</text:span><text:span text:style-name="T23">ut after project()</text:span></text:p>
      <text:p text:style-name="P20">set(CMAKE_CXX_STANDARD 17)</text:p>
      <text:p text:style-name="P20">set(CMAKE_C_STANDARD 11)</text:p>
      <text:h text:style-name="Heading_20_1" text:outline-level="1">Generator expression($&lt;KEYWORD:value&gt;)</text:h>
      <text:p text:style-name="P21"><text:span text:style-name="T33">Ha 2 forms: </text:span>$&lt;KEYWORD&gt; <text:span text:style-name="T33">and</text:span> $&lt;KEYWORD:value&gt;. Are evaluated at “<text:span text:style-name="T33">build</text:span>“ or <text:span text:style-name="T23">“install”</text:span> time – <text:span text:style-name="T34">this is their advantage</text:span><text:span text:style-name="T33"> over local vars. and target’s props.</text:span></text:p>
      <text:p text:style-name="P22">In 1st form KEYWORD is substituted by actual value – works like props. But even during “install”.</text:p>
      <text:p text:style-name="P22">In 2nd form semantics are:</text:p>
      <text:p text:style-name="P21"><text:span text:style-name="T35">1) </text:span><text:span text:style-name="T33">if KEYWORD like True → return value.</text:span></text:p>
      <text:p text:style-name="P23"><text:span text:style-name="T35">2) </text:span><text:span text:style-name="T33">if KEYWORD == value → return true, example </text:span><text:span text:style-name="T35">of adding a flag but only for Debug</text:span><text:span text:style-name="T33">:</text:span></text:p>
      <text:p text:style-name="P24"><text:tab/>target_compile_options(MyTarget PRIVATE "$&lt;$&lt;CONFIG:Debug&gt;:--my-flag&gt;")</text:p>
      <text:p text:style-name="P25">3) KEYWORK – operation, value argument(or ,-separated list). <text:span text:style-name="T36">Example:</text:span></text:p>
      <text:p text:style-name="P25"><text:tab/> $&lt;EQUAL:<text:span text:style-name="T37">${x}</text:span>,<text:span text:style-name="T37">${y}</text:span>&gt; - <text:span text:style-name="T36">returns True if x == y.</text:span></text:p>
      <text:h text:style-name="Heading_20_2" text:outline-level="2">Useful examples</text:h>
      <text:p text:style-name="P26">Use different include dirs. for building and after installation.</text:p>
      <text:p text:style-name="P27">target_include_directories(my_library PUBLIC</text:p>
      <text:p text:style-name="P27"><text:tab/>$&lt;<text:span text:style-name="T23">BUILD_INTERFACE</text:span>:${CMAKE_CURRENT_SOURCE_DIR}/include&gt;</text:p>
      <text:p text:style-name="P27"><text:tab/>$&lt;<text:span text:style-name="T23">INSTALL_INTERFACE</text:span>:include&gt;)</text:p>
      <text:h text:style-name="Heading_20_1" text:outline-level="1"><text:soft-page-break/>Useful commands</text:h>
      <text:p text:style-name="P1"><text:span text:style-name="T23">add_executable</text:span>(one two.cpp three.h)</text:p>
      <text:p text:style-name="P1"><text:span text:style-name="T23">add_library</text:span>(one STATIC two.cpp three.h) – <text:span text:style-name="T38">or </text:span>STATIC, SHARED, MODULE</text:p>
      <text:p text:style-name="P1"/>
      <text:p text:style-name="P28"><text:span text:style-name="T23">target_sources</text:span>(&lt;target&gt; &lt;INTERFACE|PUBLIC|PRIVATE&gt; [items1...]</text:p>
      <text:p text:style-name="P28">&lt;INTERFACE|PUBLIC|PRIVATE&gt; [items2...] …) -<text:span text:style-name="T39"> </text:span><text:span text:style-name="T40">adds sources to target, declared by </text:span><text:span text:style-name="T41">add_executable/</text:span><text:span text:style-name="T40">library()</text:span></text:p>
      <text:p text:style-name="P1"/>
      <text:p text:style-name="P29"><text:span text:style-name="T23">add_subdirectory</text:span><text:span text:style-name="T42">(source_dir [binary_dir] [EXCLUDE_FROM_ALL] [SYSTEM]) – </text:span><text:span text:style-name="T10">add dir. with it’s own CMakeLists.txt and sources to the build. <text:s/></text:span><text:span text:style-name="T42">binary_dir – </text:span><text:span text:style-name="T10">path(relative to build dir. or absolute) where to build this sub. dir. <text:s/></text:span><text:span text:style-name="T42">EXCLUDE_FROM_ALL </text:span><text:span text:style-name="T43">excludes targets from sub. dir. from ALL targets of parent CMakeLists – this subdir should be build separately.</text:span></text:p>
      <text:p text:style-name="P1"/>
      <text:p text:style-name="P30"><text:span text:style-name="T23">target_include_directories</text:span>(<text:span text:style-name="T44">target_1</text:span> PUBLIC inc)</text:p>
      <text:p text:style-name="P30">- <text:span text:style-name="T38">PUBLIC – “inc” will be visible to dependent target</text:span><text:span text:style-name="T44">s</text:span><text:span text:style-name="T38">(project</text:span><text:span text:style-name="T44">s</text:span><text:span text:style-name="T38">)</text:span></text:p>
      <text:p text:style-name="P30">- <text:span text:style-name="T38">PRIVATE – “inc” is visible only to target</text:span><text:span text:style-name="T44">_1</text:span></text:p>
      <text:p text:style-name="P30">- <text:span text:style-name="T38">INTERFACE – only needed for dependent target. </text:span><text:span text:style-name="T44">Used when building library and defining in which header API resides.</text:span></text:p>
      <text:p text:style-name="P30">PRIVATE and PUBLIC populate INCLUDE_DIRECTORIES property of &lt;target&gt;. PUBLIC and INTERFACE – INTERFACE_INCLUDE_DIRECTORIES.</text:p>
      <text:p text:style-name="P31"><text:span text:style-name="T23">include_directories</text:span>(<text:span text:style-name="T44">inc</text:span><text:span text:style-name="T45">) – “</text:span><text:span text:style-name="T44">inc</text:span><text:span text:style-name="T45">” </text:span><text:span text:style-name="T44">will be visible to all targets in current CMakeLists and added(below this statement) sub directories.</text:span></text:p>
      <text:p text:style-name="P30"/>
      <text:p text:style-name="P30"><text:span text:style-name="T23">target_compile_definitions</text:span>(&lt;target&gt; &lt;INTERFACE|PUBLIC|PRIVATE&gt; <text:span text:style-name="T46">x y=1</text:span></text:p>
      <text:p text:style-name="P30">&lt;INTERFACE|PUBLIC|PRIVATE&gt; [items2...] …) - <text:span text:style-name="T46">like #define x in code, adds -D arguments to compiler command line. <text:s/></text:span><text:span text:style-name="T22">PRIVATE and PUBLIC populate property </text:span><text:span text:style-name="T46">COMPILE_DEFINITIONS, </text:span><text:span text:style-name="T22">PUBLIC and INTERFACE - INTERFACE_COMPILE_DEFINITIONS</text:span></text:p>
      <text:p text:style-name="P32"><text:span text:style-name="T23">add_compile_definitions</text:span>(ARM_MATH_CM4 ARM_MATH_MATRIX_CHECK<text:span text:style-name="T1">)</text:span></text:p>
      <text:p text:style-name="P32"><text:span text:style-name="T23">add_definitions</text:span>(-DSTM32 -DSTM32F1<text:span text:style-name="T1">) – </text:span><text:span text:style-name="T47">do not use </text:span><text:span text:style-name="T46">this, it is legacy</text:span></text:p>
      <text:p text:style-name="P30"/>
      <text:p text:style-name="P33"><text:span text:style-name="T23">target_compile_options</text:span>(MyTarget PRIVATE "$&lt;$&lt;CONFIG:Debug&gt;:--my-flag&gt;")</text:p>
      <text:p text:style-name="P30"><text:span text:style-name="T23">add_compile_options</text:span>(-mcpu=cortex-m3 -mthumb)</text:p>
      <text:p text:style-name="P30"/>
      <text:p text:style-name="P30"><text:span text:style-name="T48">target_link_options</text:span><text:span text:style-name="T49">(</text:span>&lt;target&gt; [BEFORE] &lt;INTERFACE|PUBLIC|PRIVATE&gt; [items1…<text:span text:style-name="T49">]</text:span> [&lt;INTERFACE|PUBLIC|PRIVATE&gt; [items2...] …<text:span text:style-name="T49">) - </text:span><text:span text:style-name="T48">not for STATIC library</text:span><text:span text:style-name="T49">, use set_target_property(</text:span><text:span text:style-name="T48">STATIC_LIBRARY_OPTIONS</text:span><text:span text:style-name="T49">, …) instead. </text:span><text:span text:style-name="T18">BEFORE means prepend(not append) new options. </text:span><text:span text:style-name="T20">PRIVATE and PUBLIC populate LINK_OPTIONS, PUBLIC and INTERFACE – INTERFACE_LINK_OPTIONS.</text:span></text:p>
      <text:p text:style-name="P30"><text:span text:style-name="T23">add_link_options</text:span>(-mcpu=cortex-m3 -mthumb)</text:p>
      <text:p text:style-name="P30"/>
      <text:p text:style-name="P30"><text:span text:style-name="T23">target_link_directories</text:span>(&lt;target&gt; [BEFORE] &lt;INTERFACE|PUBLIC|PRIVATE&gt; [items1...]</text:p>
      <text:p text:style-name="P34">&lt;INTERFACE|PUBLIC|PRIVATE&gt; [items2...] …) - <text:span text:style-name="T22">absolute or relative paths where to search libraries. Populate properties </text:span><text:span text:style-name="T17">INTERFACE_LINK_DIRECTORIES </text:span><text:span text:style-name="T50">and</text:span><text:span text:style-name="T17"> LINK_DIRECTORIES.</text:span></text:p>
      <text:p text:style-name="P34"><text:span text:style-name="T19">link_directories</text:span><text:span text:style-name="T17">([AFTER|BEFORE] directory1 [directory2 ...])</text:span></text:p>
      <text:p text:style-name="P34"><text:span text:style-name="T17"/></text:p>
      <text:p text:style-name="P35"><text:span text:style-name="T23">find_library</text:span>(<text:span text:style-name="T26">var_to_store</text:span> <text:span text:style-name="T26">libname [path1 path2 …]</text:span>) - <text:span text:style-name="T26">search library “libname” in specified paths or CMAKE_LIBRARY_PATH</text:span><text:span text:style-name="T51">, </text:span>CMAKE_SYSTEM_LIBRARY_PATH, CMAKE_PREFIX_PATH<text:span text:style-name="T26"> variable</text:span><text:span text:style-name="T52">s</text:span><text:span text:style-name="T26">.</text:span></text:p>
      <text:p text:style-name="P36"><text:soft-page-break/></text:p>
      <text:p text:style-name="P36"><text:span text:style-name="T23">target_link_libraries</text:span>(MyTarget <text:span text:style-name="T30">item1 item2 …</text:span>) - <text:span text:style-name="T30">spec. what libraries to use while linking. Each item may be: target name(defined in this CMakeLists), full path or just name of a library(even without extension).</text:span></text:p>
      <text:p text:style-name="P36"><text:span text:style-name="T23">link_libraries</text:span><text:span text:style-name="T30">(...)</text:span></text:p>
      <text:p text:style-name="P36"/>
      <text:p text:style-name="P36">find_package<text:span text:style-name="T53">(???)</text:span></text:p>
      <text:p text:style-name="P36"/>
      <text:p text:style-name="P37"><text:span text:style-name="T23">install</text:span>(TARGET<text:span text:style-name="T54">S</text:span> TargetName PUBLIC_HEADER) – <text:span text:style-name="T55">the simplest form, resulting .exe/.lib, will be placed in “bin”/”lib” subdir. Public headers will be in “include” subdir. </text:span><text:span text:style-name="T23">TargetName </text:span><text:span text:style-name="T56">should have property </text:span><text:span text:style-name="T23">PUBLIC_HEADER</text:span> <text:span text:style-name="T55">with a list of public headers.</text:span></text:p>
      <text:p text:style-name="P36"/>
      <text:p text:style-name="P38"><text:span text:style-name="T57">f</text:span><text:span text:style-name="T23">ile</text:span>(...<text:span text:style-name="T58">) - search/read/write/convert/etc. files and dirs.</text:span></text:p>
      <text:p text:style-name="P39">1) List files/dirs. which match globbing expression (with *, ? wildcards):</text:p>
      <text:p text:style-name="P39"><text:s/>file({GLOB or GLOB_RECURSE} <text:span text:style-name="T59">ResultVar </text:span><text:s/>[LIST_DIRECTORIES true|false] [RELATIVE &lt;path&gt;] [CONFIGURE_DEPENDS] &lt;globbing-expressions&gt;…)</text:p>
      <text:p text:style-name="P40"><text:span text:style-name="T23">LIST_DIRECTORIES</text:span> – <text:span text:style-name="T60">default </text:span><text:span text:style-name="T61">true</text:span><text:span text:style-name="T60"> for GLOB, default </text:span><text:span text:style-name="T61">false</text:span><text:span text:style-name="T60"> for <text:s/></text:span>GLOB_RECURSE</text:p>
      <text:p text:style-name="P41"><text:span text:style-name="T23">GLOB_RECURSE</text:span> – <text:span text:style-name="T59">go recursively deeper, has no-value opt. flag </text:span>FOLLOW_SYMLINKS.</text:p>
      <text:p text:style-name="P41"><text:span text:style-name="T23">RELATIVE</text:span> &lt;path&gt; - <text:span text:style-name="T59">results will be “relativised” to &lt;path&gt;.</text:span></text:p>
      <text:p text:style-name="P41"><text:span text:style-name="T23">CONFIGURE_DEPENDS</text:span> – <text:span text:style-name="T59">flag which trigger re-list files before build. This was invented not to list all sources manually. </text:span><text:span text:style-name="T62">It may not work on some generators.</text:span></text:p>
      <text:p text:style-name="P42"/>
      <text:p text:style-name="P42">add_custom_command(TARGET ${PROJECT_NAME}.elf POST_BUILD</text:p>
      <text:p text:style-name="P42"><text:s text:c="8"/>COMMAND ${CMAKE_OBJCOPY} -Oihex $&lt;TARGET_FILE:${PROJECT_NAME}.elf&gt; ${HEX_FILE}</text:p>
      <text:p text:style-name="P42"/>
      <text:p text:style-name="P43">file(REAL_PATH &lt;path&gt; &lt;out-var&gt; [BASE_DIRECTORY &lt;dir&gt;] [EXPAND_TILDE])</text:p>
      <text:h text:style-name="Heading_20_1" text:outline-level="1">Generating script for build tool</text:h>
      <text:p text:style-name="P36">Generate inputs for make(or other build tool). Here I define path to sources(actually folder with CMakeLists.txt, sources are defined there) and build dir.</text:p>
      <text:p text:style-name="P36"/>
      <text:p text:style-name="P36">cmake -S ./src -B ./build</text:p>
      <text:p text:style-name="P44"/>
      <text:p text:style-name="P44">Choose desired tool by adding -G"MinGW Makefiles"</text:p>
      <text:p text:style-name="P44"/>
      <text:p text:style-name="P45">Specify option by adding -DCMAKE_BUILD_TYPE=Debug – sets CMAKE_BUILD_TYPE=”Debug”</text:p>
      <text:p text:style-name="P45"/>
      <text:p text:style-name="P45"><text:span text:style-name="T23">Other useful options</text:span>:</text:p>
      <text:p text:style-name="P45">- CMAKE_INSTALL_PREFIX – path to “install” directory</text:p>
      <text:p text:style-name="P45">- BUILD_TESTING – “<text:span text:style-name="T63">ON</text:span>”/”<text:span text:style-name="T63">OFF</text:span>”???, <text:span text:style-name="T63">some test tools use this</text:span></text:p>
      <text:p text:style-name="P45">- CMAKE_MODULE_PATH - ; <text:span text:style-name="T64">separated paths (with /) where to search cmake modules(for include() or find_package()). </text:span><text:span text:style-name="T65">No need to spec. path to default modules, if no custom modules – it is “”.</text:span></text:p>
      <text:p text:style-name="P45">- CMAKE_PROJECT_INCLUDE_BEFORE – <text:span text:style-name="T66">path to .cmake file which will be injected to CMakeLists.txt right after project() statement. Allows to add some configuration.</text:span></text:p>
      <text:p text:style-name="P45"/>
      <text:h text:style-name="Heading_20_1" text:outline-level="1"><text:soft-page-break/>Build<text:span text:style-name="T67">ing</text:span></text:h>
      <text:p text:style-name="P36">cmake --build ./build</text:p>
      <text:p text:style-name="P46">VS toolchain allow “--config Debug” option to define configuration right before building. Other may require build type(see above) <text:span text:style-name="T68">during</text:span> generation phase.</text:p>
      <text:p text:style-name="P36"/>
      <text:h text:style-name="Heading_20_1" text:outline-level="1">Installing</text:h>
      <text:p text:style-name="P46">cmake --install ./build --prefix <text:span text:style-name="T69">D:\path\with\packages</text:span><text:span text:style-name="T70">\</text:span><text:span text:style-name="T71">MyPack</text:span></text:p>
      <text:p text:style-name="P30"/>
      <text:p text:style-name="P47">include(GNUInstallDirs) </text:p>
      <text:p text:style-name="P47"><text:span text:style-name="T70">To use typical folder names (bin, lib, include, etc) in variables </text:span>CMAKE_INSTALL_<text:span text:style-name="T72">BINDIR/LIBDIR/</text:span>INCLUDEDIR</text:p>
      <text:p text:style-name="P30"/>
      <text:p text:style-name="P47"><text:span text:style-name="T23">install</text:span>(</text:p>
      <text:p text:style-name="P47"><text:tab/>TARGETS <text:span text:style-name="T71">lib1 lib2</text:span> </text:p>
      <text:p text:style-name="P30"><text:tab/>EXPORT <text:span text:style-name="T70">All</text:span>Targets</text:p>
      <text:p text:style-name="P30"><text:tab/><text:span text:style-name="T70">LIBRARY DESTINATION ${CMAKE_INSTALL_LIBDIR}</text:span></text:p>
      <text:p text:style-name="P47"><text:tab/><text:span text:style-name="T70">ARCHIVE <text:s/>DESTINATION ${CMAKE_INSTALL_LIBDIR}</text:span></text:p>
      <text:p text:style-name="P48"><text:tab/><text:span text:style-name="T73">RUNTIME</text:span><text:span text:style-name="T70"> DESTINATION ${CMAKE_INSTALL_</text:span><text:span text:style-name="T73">BIN</text:span><text:span text:style-name="T70">DIR}</text:span></text:p>
      <text:p text:style-name="P30"><text:tab/>INCLUDES DESTINATION ${CMAKE_INSTALL_INCLUDEDIR}</text:p>
      <text:p text:style-name="P30">)</text:p>
      <text:p text:style-name="P48">EXPORT <text:span text:style-name="T70">All</text:span>Targets – “<text:span text:style-name="T73">collects” list of specified targets in var. AllTargets</text:span></text:p>
      <text:p text:style-name="P48"><text:span text:style-name="T70">ARCHIVE – </text:span><text:span text:style-name="T73">argument, which means static library </text:span><text:span text:style-name="T74">on Windows</text:span></text:p>
      <text:p text:style-name="P49">INCLUDES – you need this if lib1 and lib2 specify PRIVATE target_<text:span text:style-name="T4">include_directories</text:span>() <text:span text:style-name="T75">or do it without $&lt;INSTALL_INTERFACE:...&gt;</text:span>. This will specify in resulting .cmake-file(will be used for importing to other project) where includes reside. <text:span text:style-name="T75">In any case y</text:span>ou should <text:span text:style-name="T23">put there all headers manually</text:span><text:span text:style-name="T3"> </text:span><text:span text:style-name="T76">or using FILE_SET argument??</text:span>.</text:p>
      <text:p text:style-name="P30"/>
      <text:p text:style-name="P30"><text:span text:style-name="T23">install</text:span>(DIRECTORY "Include/" DESTINATION ${CMAKE_INSTALL_INCLUDEDIR})</text:p>
      <text:p text:style-name="P50">To put content(<text:span text:style-name="T13">preserving sub-dir structure</text:span>) of “Include” dir. in desired dir <text:span text:style-name="T75">for</text:span> headers. <text:span text:style-name="T23">Note tailing /</text:span> - without it folder “Include” (not it’s content) is put to include-dir.</text:p>
      <text:p text:style-name="P50"/>
      <text:p text:style-name="P51">Now we will put resulting .cmake-files(will be used for importing lib to other proj.). To be found, they should be put in correct sub-folder, see variants: <text:a xlink:type="simple" xlink:href="https://cmake.org/cmake/help/latest/command/find_package.html#config-mode-search-procedure" text:style-name="Internet_20_link" text:visited-style-name="Visited_20_Internet_20_Link">https://cmake.org/cmake/help/latest/command/find_package.html#config-mode-search-procedure</text:a></text:p>
      <text:p text:style-name="P51">This works on Unix and Windows: <text:span text:style-name="T77">${</text:span>CMAKE_PREFIX_PATH<text:span text:style-name="T77">}</text:span>/<text:span text:style-name="T78">MyPack</text:span>/share/<text:span text:style-name="T78">MyPack</text:span>/</text:p>
      <text:p text:style-name="P52"><text:span text:style-name="T77">Instead of “share” may place ${CMAKE_INSTALL_</text:span>DATAROOTDIR<text:span text:style-name="T77">} from <text:s/></text:span><text:span text:style-name="T4">GNUInstallDirs.</text:span></text:p>
      <text:p text:style-name="P50"/>
      <text:p text:style-name="P50"><text:span text:style-name="T23">install</text:span>(EXPORT <text:span text:style-name="T77">All</text:span>Targets</text:p>
      <text:p text:style-name="P50"><text:s text:c="4"/>FILE <text:span text:style-name="T78">All</text:span><text:span text:style-name="T23">Targets.cmake</text:span> <text:span text:style-name="T79"># make sense to use MyPack.cmake, not to confuse</text:span></text:p>
      <text:p text:style-name="P53"><text:s text:c="4"/>NAMESPACE <text:span text:style-name="T78">MyNamespace</text:span>:: <text:span text:style-name="T77"># </text:span><text:span text:style-name="T79">make sense to use</text:span><text:span text:style-name="T77"> MyPack not to confuse</text:span></text:p>
      <text:p text:style-name="P52"><text:s text:c="4"/>DESTINATION "<text:span text:style-name="T77">${CMAKE_INSTALL_</text:span>DATAROOTDIR<text:span text:style-name="T77">}/</text:span><text:span text:style-name="T78">MyPack</text:span>"</text:p>
      <text:p text:style-name="P52">)</text:p>
      <text:p text:style-name="P54">This creates 2 .cmake-files<text:span text:style-name="T79">(one of them is </text:span>All<text:span text:style-name="T73">Targets.cmake</text:span><text:span text:style-name="T79">)</text:span> which may be used(<text:span text:style-name="T3">in what way??</text:span>) to import lib. to other proj.</text:p>
      <text:p text:style-name="P55"/>
      <text:p text:style-name="P55">Now generate one more .cmake-file which allows find_package() to find this.</text:p>
      <text:p text:style-name="P52"><text:soft-page-break/></text:p>
      <text:p text:style-name="P50"><text:span text:style-name="T23">include</text:span>(CMakePackageConfigHelpers)</text:p>
      <text:p text:style-name="P50"/>
      <text:p text:style-name="P50"><text:span text:style-name="T23">configure_package_config_file</text:span>(</text:p>
      <text:p text:style-name="P50"><text:s text:c="4"/>Config.cmake.in <text:span text:style-name="T68"># it is template, </text:span><text:span text:style-name="T80">see content below</text:span></text:p>
      <text:p text:style-name="P50"><text:s text:c="4"/>"${CMAKE_CURRENT_BINARY_DIR}/<text:span text:style-name="T80">MyPack</text:span>Config.cmake" <text:span text:style-name="T68"># </text:span><text:span text:style-name="T80">any location</text:span><text:span text:style-name="T81"> </text:span><text:span text:style-name="T82">will be ok</text:span><text:span text:style-name="T68">, we </text:span><text:span text:style-name="T79">will </text:span><text:span text:style-name="T68">copy it to the right place later.</text:span></text:p>
      <text:p text:style-name="P56"><text:s text:c="4"/>INSTALL_DESTINATION "<text:span text:style-name="T77">${CMAKE_INSTALL_</text:span>DATAROOTDIR<text:span text:style-name="T77">}/</text:span><text:span text:style-name="T78">MyPack</text:span>"</text:p>
      <text:p text:style-name="P50">)</text:p>
      <text:p text:style-name="P55">This prepares desired .cmake-file.</text:p>
      <text:p text:style-name="P56">INSTALL_DESTINATION – <text:span text:style-name="T68">does not copy to desired location, it is needed to tune </text:span><text:span text:style-name="T83">somehow??</text:span><text:span text:style-name="T68"> vars. inside </text:span>Config.cmake.in.</text:p>
      <text:p text:style-name="P50"/>
      <text:p text:style-name="P50"><text:span text:style-name="T23">install</text:span>(</text:p>
      <text:p text:style-name="P50"><text:s text:c="4"/>FILES "${CMAKE_CURRENT_BINARY_DIR}/<text:span text:style-name="T80">MyPack</text:span>Config.cmake"</text:p>
      <text:p text:style-name="P56"><text:s text:c="4"/>DESTINATION "<text:span text:style-name="T77">${CMAKE_INSTALL_</text:span>DATAROOTDIR<text:span text:style-name="T77">}/</text:span><text:span text:style-name="T78">MyPack</text:span>"</text:p>
      <text:p text:style-name="P50">)</text:p>
      <text:p text:style-name="P55">This copies generated file to desired destination.</text:p>
      <text:p text:style-name="P55"/>
      <text:p text:style-name="P57">Content of Config.cmake.in:</text:p>
      <text:p text:style-name="P30">@PACKAGE_INIT@ <text:span text:style-name="T79"># just start with this balck magic</text:span></text:p>
      <text:p text:style-name="P58">include (${CMAKE_CURRENT_LIST_DIR}/<text:span text:style-name="T78">All</text:span><text:span text:style-name="T74">Targets.cmake</text:span>)</text:p>
      <text:p text:style-name="P59">#You may also add checks if mandatory dependencies are available.</text:p>
      <text:p text:style-name="P30"/>
      <text:h text:style-name="Heading_20_1" text:outline-level="1">Import lib. with find_package()</text:h>
      <text:p text:style-name="P60">In project’s CMakeLists.txt:</text:p>
      <text:p text:style-name="P60">find_package(<text:span text:style-name="T23">MyPack</text:span> REQUIRED)</text:p>
      <text:p text:style-name="P60">link_libraries(<text:span text:style-name="T23">MyNamespace::lib1</text:span>)</text:p>
      <text:p text:style-name="P60">link_libraries(<text:span text:style-name="T23">MyNamespace::lib2</text:span>)</text:p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7:53:17.090000000</meta:creation-date>
    <dc:date>2025-03-02T10:11:05.808000000</dc:date>
    <meta:editing-duration>PT16H58M16S</meta:editing-duration>
    <meta:editing-cycles>44</meta:editing-cycles>
    <meta:generator>LibreOffice/24.8.5.2$Windows_X86_64 LibreOffice_project/fddf2685c70b461e7832239a0162a77216259f22</meta:generator>
    <meta:document-statistic meta:table-count="0" meta:image-count="0" meta:object-count="0" meta:page-count="6" meta:paragraph-count="160" meta:word-count="1363" meta:character-count="11902" meta:non-whitespace-character-count="10563"/>
  </office:meta>
</office:document-meta>
</file>